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 Poverty</text:p>
          </table:table-cell>
          <table:table-cell table:style-name="ce1" office:value-type="string" calcext:value-type="string">
            <text:p>Poverty Rat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Hispanic</text:p>
          </table:table-cell>
          <table:table-cell office:value-type="float" office:value="304770" calcext:value-type="float">
            <text:p>304770</text:p>
          </table:table-cell>
          <table:table-cell office:value-type="float" office:value="28531" calcext:value-type="float">
            <text:p>28531</text:p>
          </table:table-cell>
          <table:table-cell office:value-type="string" calcext:value-type="string">
            <text:p>9.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379590" calcext:value-type="float">
            <text:p>379590</text:p>
          </table:table-cell>
          <table:table-cell office:value-type="float" office:value="27700" calcext:value-type="float">
            <text:p>27700</text:p>
          </table:table-cell>
          <table:table-cell office:value-type="string" calcext:value-type="string">
            <text:p>7.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236405" calcext:value-type="float">
            <text:p>236405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6.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30629" calcext:value-type="float">
            <text:p>130629</text:p>
          </table:table-cell>
          <table:table-cell office:value-type="float" office:value="14194" calcext:value-type="float">
            <text:p>14194</text:p>
          </table:table-cell>
          <table:table-cell office:value-type="string" calcext:value-type="string">
            <text:p>10.8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122972" calcext:value-type="float">
            <text:p>122972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8.4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8750" calcext:value-type="float">
            <text:p>28750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13.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8259" calcext:value-type="float">
            <text:p>8259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2.0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lander</text:p>
          </table:table-cell>
          <table:table-cell office:value-type="float" office:value="4545" calcext:value-type="float">
            <text:p>454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6.49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14:45.563004699</meta:creation-date>
    <dc:date>2024-09-19T22:16:30.450223289</dc:date>
    <meta:editing-duration>PT1M45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